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5d360" officeooo:paragraph-rsid="002dda6f"/>
    </style:style>
    <style:style style:name="P2" style:family="paragraph" style:parent-style-name="Standard">
      <style:text-properties style:font-name="Linux Libertine O" officeooo:rsid="0047345e" officeooo:paragraph-rsid="0047345e"/>
    </style:style>
    <style:style style:name="P3" style:family="paragraph" style:parent-style-name="Standard">
      <style:text-properties style:font-name="Linux Libertine O" officeooo:rsid="004d2c7b" officeooo:paragraph-rsid="004d2c7b"/>
    </style:style>
    <style:style style:name="P4" style:family="paragraph" style:parent-style-name="Standard">
      <style:text-properties style:font-name="Linux Libertine O" officeooo:rsid="00365ccf" officeooo:paragraph-rsid="002dda6f"/>
    </style:style>
    <style:style style:name="P5" style:family="paragraph" style:parent-style-name="Standard">
      <style:text-properties style:font-name="Linux Libertine O" officeooo:rsid="0035cc64" officeooo:paragraph-rsid="0047345e"/>
    </style:style>
    <style:style style:name="P6" style:family="paragraph" style:parent-style-name="Standard">
      <style:text-properties style:font-name="Linux Libertine O" officeooo:rsid="0050ef33" officeooo:paragraph-rsid="0050ef33"/>
    </style:style>
    <style:style style:name="P7" style:family="paragraph" style:parent-style-name="Standard">
      <style:text-properties style:font-name="Linux Libertine O" officeooo:rsid="004de27c" officeooo:paragraph-rsid="0050ef33"/>
    </style:style>
    <style:style style:name="P8" style:family="paragraph" style:parent-style-name="Standard">
      <style:text-properties style:font-name="Linux Libertine O" officeooo:rsid="004f6d03" officeooo:paragraph-rsid="003fff47"/>
    </style:style>
    <style:style style:name="P9" style:family="paragraph" style:parent-style-name="Standard">
      <style:text-properties style:font-name="Linux Libertine O" officeooo:rsid="00529306" officeooo:paragraph-rsid="00529306"/>
    </style:style>
    <style:style style:name="P10" style:family="paragraph" style:parent-style-name="Heading">
      <style:text-properties officeooo:paragraph-rsid="003fff47"/>
    </style:style>
    <style:style style:name="P11"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12" style:family="paragraph" style:parent-style-name="Standard">
      <style:text-properties officeooo:rsid="0035cc64" officeooo:paragraph-rsid="0035cc64"/>
    </style:style>
    <style:style style:name="P13" style:family="paragraph" style:parent-style-name="Standard">
      <style:text-properties officeooo:rsid="00529306" officeooo:paragraph-rsid="00529306"/>
    </style:style>
    <style:style style:name="P14" style:family="paragraph" style:parent-style-name="Heading_20_1">
      <style:text-properties fo:color="#004586" loext:opacity="100%" style:font-name="Linux Libertine O" fo:font-size="18.2000007629395pt" fo:font-weight="bold" officeooo:rsid="002e3001" officeooo:paragraph-rsid="003fff47" style:font-name-asian="Noto Sans CJK SC Regular" style:font-size-asian="18.2000007629395pt" style:font-weight-asian="bold" style:font-name-complex="FreeSans1" style:font-size-complex="18.2000007629395pt" style:font-weight-complex="600"/>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345e"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4d2c7b" style:font-name-asian="Noto Sans CJK SC Regular" style:font-size-asian="14pt" style:font-weight-asian="bold" style:font-name-complex="FreeSans1" style:font-size-complex="14pt" style:font-weight-complex="bold"/>
    </style:style>
    <style:style style:name="T5" style:family="text">
      <style:text-properties fo:color="#3465a4" loext:opacity="100%" style:font-name="Linux Libertine O" fo:font-size="14pt" fo:font-weight="bold" officeooo:rsid="0050ef33" style:font-name-asian="Noto Sans CJK SC Regular" style:font-size-asian="14pt" style:font-weight-asian="bold" style:font-name-complex="FreeSans1" style:font-size-complex="14pt" style:font-weight-complex="bold"/>
    </style:style>
    <style:style style:name="T6" style:family="text">
      <style:text-properties fo:color="#3465a4" loext:opacity="100%" style:font-name="Linux Libertine O" fo:font-size="14pt" fo:font-weight="bold" officeooo:rsid="00566b48" style:font-name-asian="Noto Sans CJK SC Regular" style:font-size-asian="14pt" style:font-weight-asian="bold" style:font-name-complex="FreeSans1" style:font-size-complex="14pt" style:font-weight-complex="bold"/>
    </style:style>
    <style:style style:name="T7" style:family="text">
      <style:text-properties style:font-name="Linux Libertine O"/>
    </style:style>
    <style:style style:name="T8" style:family="text">
      <style:text-properties style:font-name="Linux Libertine O" officeooo:rsid="0050ef33"/>
    </style:style>
    <style:style style:name="T9" style:family="text">
      <style:text-properties style:font-name="Linux Libertine O" officeooo:rsid="00529306"/>
    </style:style>
    <style:style style:name="T10" style:family="text">
      <style:text-properties officeooo:rsid="004b5972"/>
    </style:style>
    <style:style style:name="T11" style:family="text">
      <style:text-properties officeooo:rsid="00507360"/>
    </style:style>
    <style:style style:name="T12" style:family="text">
      <style:text-properties officeooo:rsid="0050ef33"/>
    </style:style>
    <style:style style:name="T13" style:family="text">
      <style:text-properties officeooo:rsid="00529306"/>
    </style:style>
    <style:style style:name="T14" style:family="text">
      <style:text-properties officeooo:rsid="005392e4"/>
    </style:style>
    <style:style style:name="T15" style:family="text">
      <style:text-properties officeooo:rsid="0054747b"/>
    </style:style>
    <style:style style:name="T16" style:family="text">
      <style:text-properties officeooo:rsid="0056ba1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2">Tiffin</text:span> (<text:span text:style-name="T10">makes </text:span><text:span text:style-name="T12">12-18 </text:span><text:span text:style-name="T14">slices</text:span>; <text:span text:style-name="T11">3</text:span><text:span text:style-name="T12">0</text:span><text:span text:style-name="T10"> min </text:span><text:span text:style-name="T12">+ 2h to chill</text:span>)</text:h>
      <text:p text:style-name="P13"><text:span text:style-name="T8">T</text:span><text:span text:style-name="T7">his recipe makes quite a lot! It can be reduced easily to make a smaller batch or fit a smaller dish.</text:span></text:p>
      <text:p text:style-name="P12"><text:span text:style-name="T8">You can substitute in any kind of dried fruit, biscuit, or fillings that you like </text:span><text:span text:style-name="T9">using the weight and volume of the recipe as a rough guide.</text:span></text:p>
      <text:p text:style-name="P11"/>
      <text:p text:style-name="P10"><text:span text:style-name="T1">For </text:span><text:span text:style-name="T2">the </text:span><text:span text:style-name="T4">m</text:span><text:span text:style-name="T5">elty</text:span></text:p>
      <text:p text:style-name="P1"/>
      <text:p text:style-name="P3"><text:span text:style-name="T12">450-500</text:span>g <text:span text:style-name="T12">dark chocolate</text:span></text:p>
      <text:p text:style-name="P6">220g butter (spreadable butter <text:span text:style-name="T15">is fine</text:span>)</text:p>
      <text:p text:style-name="P6">120g maple syrup (or golden syrup, or a mixture)</text:p>
      <text:p text:style-name="P6"/>
      <text:p text:style-name="P6"/>
      <text:p text:style-name="P6">Break or chop the chocolate into pieces (doesn’t have to be tiny).</text:p>
      <text:p text:style-name="P6"/>
      <text:p text:style-name="P6">Put all the ingredients into a glass bowl and place into/over a pan of simmering water to melt. Stir occasionally to blend the butter into the chocolate.</text:p>
      <text:p text:style-name="P6">Once things look mostly liquid <text:span text:style-name="T15">you can</text:span> stir to find the chocolate lumps and press them against the bottom or side of the bowl so they melt better, but a few small lumps remaining is fine.</text:p>
      <text:p text:style-name="P6"/>
      <text:p text:style-name="P6"><text:span text:style-name="T15">When it is</text:span> smooth, take the bowl off the heat and leave to cool for 10-15 minutes, while you prepare the <text:span text:style-name="T15">other </text:span>contents.</text:p>
      <text:p text:style-name="P7"/>
      <text:p text:style-name="P4"/>
      <text:p text:style-name="P10"><text:span text:style-name="T1">For </text:span><text:span text:style-name="T3">the </text:span><text:span text:style-name="T5">content</text:span><text:span text:style-name="T6">s</text:span></text:p>
      <text:p text:style-name="P5"/>
      <text:p text:style-name="P6">220g digestive biscuits</text:p>
      <text:p text:style-name="P6">110g sultanas</text:p>
      <text:p text:style-name="P6">180g snickers or equivalent chocolate bar</text:p>
      <text:p text:style-name="P6"/>
      <text:p text:style-name="P9">30g chopped mixed nuts for topping</text:p>
      <text:p text:style-name="P2"/>
      <text:p text:style-name="P2"/>
      <text:p text:style-name="P6">Break up the biscuits and chop the chocolate bar <text:span text:style-name="T13">into roughly 1x2cm pieces (or larger if you prefer!). Mix all together with the sultanas in a bowl.</text:span></text:p>
      <text:p text:style-name="P8"/>
      <text:p text:style-name="P9">Line a 12”x8” dish with cling film, making sure that it lies flat against the dish and is pressed down so that there aren’t any pockets for the mixture to get stuck in. This size dish and volume of contents will make tiffin about 3cm <text:span text:style-name="T16">tall</text:span>; adjust the size of dish if you prefer thicker or thinner slices.</text:p>
      <text:p text:style-name="P9"/>
      <text:p text:style-name="P9">Once the chocolate mixture and the bowl has cooled off, pour all the contents in and mix thoroughly. Pour into the dish, and shake and/or pat it down with the spoon to remove bubbles and smooth the top off a bit.</text:p>
      <text:p text:style-name="P9"/>
      <text:p text:style-name="P9">Top with the nuts and leave to chill in the fridge for a couple of hours or overnight, and then cut into slices (a warm knife can hel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3-10T14:23:59.693995114</dc:date>
    <meta:editing-duration>PT3H19M39S</meta:editing-duration>
    <meta:editing-cycles>55</meta:editing-cycles>
    <meta:generator>LibreOffice/7.3.7.2$Linux_X86_64 LibreOffice_project/30$Build-2</meta:generator>
    <meta:document-statistic meta:table-count="0" meta:image-count="0" meta:object-count="0" meta:page-count="1" meta:paragraph-count="20" meta:word-count="351" meta:character-count="1868" meta:non-whitespace-character-count="1537"/>
  </office:meta>
</office:document-meta>
</file>